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00" draw:textarea-horizontal-align="justify" draw:textarea-vertical-align="middle" draw:auto-grow-height="false" fo:min-height="2.798cm" fo:min-width="4.199cm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2.798cm" fo:min-width="9.787cm"/>
    </style:style>
    <style:style style:name="gr3" style:family="graphic" style:parent-style-name="standard">
      <style:graphic-properties draw:stroke="none" svg:stroke-color="#000000" draw:fill="none" draw:fill-color="#ffffff" fo:min-height="4.957cm"/>
    </style:style>
    <style:style style:name="gr4" style:family="graphic" style:parent-style-name="standard">
      <style:graphic-properties draw:stroke="none" svg:stroke-color="#000000" draw:fill="none" draw:fill-color="#ffffff" fo:min-height="2.417cm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1.056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fill="solid" draw:fill-color="#f10d0c" draw:textarea-horizontal-align="justify" draw:textarea-vertical-align="middle" draw:auto-grow-height="false" fo:min-height="5.24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000"/>
      <style:paragraph-properties fo:text-align="center"/>
    </style:style>
    <style:style style:name="P3" style:family="paragraph">
      <loext:graphic-properties draw:fill="solid" draw:fill-color="#2a6099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10d0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4.699cm" svg:height="3.048cm" svg:x="1.889cm" svg:y="6.207cm">
          <text:p text:style-name="P1">Analog pressure</text:p>
          <text:p text:style-name="P1">sensors</text:p>
          <text:p text:style-name="P1">5V</text:p>
          <text:p text:style-name="P1">6 Channel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287cm" svg:height="3.048cm" svg:x="8.747cm" svg:y="6.207cm">
          <text:p text:style-name="P1">Integrated data acquisition</text:p>
          <text:p text:style-name="P1">System</text:p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128cm" svg:height="5.207cm" svg:x="1.254cm" svg:y="10.271cm">
          <draw:text-box>
            <text:p>Nos. 3 to 5 ELVR Dp </text:p>
            <text:p><text:a xlink:href="https://eu.mouser.com/ProductDetail/Amphenol-All-Sensors/ELVR-L01D-F1RT-I-NA5F?qs=sGAEpiMZZMvhQj7WZhFIAD2P7qVC0dZ7uMVRXf8VdQssZJCoJ3fwZg%3D%3D" xlink:type="simple">1”</text:a><text:s/>and <text:a xlink:href="https://eu.mouser.com/ProductDetail/Amphenol-All-Sensors/ELVR-L10D-F1RT-I-NA5F?qs=%2Fha2pyFadujCOAlLdeX5fMBtl174bhGLT1OznaSpDuvN%252bhYbhrHdWghy5d%252bnI9F1" xlink:type="simple">10”</text:a><text:s/>in H2O range pressure sensors</text:p>
            <text:p>N.1</text:p>
            <text:p><text:a xlink:href="https://eu.mouser.com/ProductDetail/All-Sensors/BARO-A-4V-MINI-PRIME?qs=ILks%2FQglqVSxsY2LQVPGvQ%3D%3D" xlink:type="simple">BARO-A-4V-MINI-PRIME</text:a></text:p>
            <text:p/>
          </draw:text-box>
        </draw:frame>
        <draw:frame draw:style-name="gr4" draw:text-style-name="P4" draw:layer="layout" svg:width="8.636cm" svg:height="2.667cm" svg:x="9.255cm" svg:y="10.271cm">
          <draw:text-box>
            <text:p>Nos. 1 </text:p>
            <text:p><text:a xlink:href="https://eu.mouser.com/ProductDetail/Analog-Devices/ADAS3022BSTZ?qs=%2Fha2pyFadugrjRwvdJ94aJTyJEclrSoooyEBN4BwciSNPc881It8lg%3D%3D" xlink:type="simple">ADAS3022BSTZ : 16-Bit, 1 MSPS, 8-Channels</text:a></text:p>
            <text:p/>
          </draw:text-box>
        </draw:frame>
        <draw:custom-shape draw:style-name="gr5" draw:text-style-name="P1" draw:layer="layout" svg:width="1.778cm" svg:height="0.508cm" svg:x="6.715cm" svg:y="8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1.905cm" svg:height="1.673cm" svg:x="18.78cm" svg:y="12.303cm">
          <draw:text-box>
            <text:p>SPI</text:p>
            <text:p>BUS</text:p>
          </draw:text-box>
        </draw:frame>
        <draw:custom-shape draw:style-name="gr7" draw:text-style-name="P5" draw:layer="layout" svg:width="0.889cm" svg:height="6.858cm" svg:x="17.891cm" svg:y="9.6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0.287cm" svg:height="3.048cm" svg:x="8.874cm" svg:y="16.875cm">
          <text:p text:style-name="P1">Host Microcontroller board</text:p>
          <text:p text:style-name="P1">Teensy 3.6</text:p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4.732cm" svg:height="2.667cm" svg:x="3.429cm" svg:y="2.143cm">
          <draw:text-box>
            <text:p>Proposal, components to be used for the new uni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2a6099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14:13:22.561000000</meta:creation-date>
    <meta:generator>LibreOffice/6.1.3.2$Windows_X86_64 LibreOffice_project/86daf60bf00efa86ad547e59e09d6bb77c699acb</meta:generator>
    <meta:editing-duration>P0D</meta:editing-duration>
    <meta:editing-cycles>1</meta:editing-cycles>
    <meta:document-statistic meta:object-count="9"/>
  </office:meta>
</office:document-meta>
</file>